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7.796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  <style:style style:name="ce4" style:family="table-cell" style:parent-style-name="Default">
      <style:table-cell-properties fo:border="0.002cm solid #000000"/>
      <style:text-properties style:font-name="Verdana"/>
    </style:style>
  </office:automatic-styles>
  <office:body>
    <office:spreadsheet>
      <table:table table:name="3 курс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Список участников ГПО по данным АИС «Проекты ГПО»</text:p>
            <text:p>3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</text:p>
          </table:table-cell>
          <table:table-cell table:style-name="ce4" office:value-type="string">
            <text:p>STUDENT</text:p>
          </table:table-cell>
          <table:table-cell table:style-name="ce3" office:value-type="string">
            <text:p>EDU_GROUP</text:p>
          </table:table-cell>
          <table:table-cell table:style-name="ce3" office:value-type="string">
            <text:p>CIPHER</text:p>
          </table:table-cell>
        </table:table-row>
      </table:table>
      <table:table table:name="4 курс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Список участников ГПО по данным АИС «Проекты ГПО»</text:p>
            <text:p>4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</text:p>
          </table:table-cell>
          <table:table-cell table:style-name="ce4" office:value-type="string">
            <text:p>STUDENT</text:p>
          </table:table-cell>
          <table:table-cell table:style-name="ce3" office:value-type="string">
            <text:p>EDU_GROUP</text:p>
          </table:table-cell>
          <table:table-cell table:style-name="ce3" office:value-type="string">
            <text:p>CIPHER</text:p>
          </table:table-cell>
        </table:table-row>
      </table:table>
      <table:table table:name="5 курс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Список участников ГПО по данным АИС «Проекты ГПО»</text:p>
            <text:p>5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</text:p>
          </table:table-cell>
          <table:table-cell table:style-name="ce4" office:value-type="string">
            <text:p>STUDENT</text:p>
          </table:table-cell>
          <table:table-cell table:style-name="ce3" office:value-type="string">
            <text:p>EDU_GROUP</text:p>
          </table:table-cell>
          <table:table-cell table:style-name="ce3" office:value-type="string">
            <text:p>CIPH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9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5.03.2009</text:date>, <text:time>17:00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9-03-05T16:00:53</meta:creation-date>
    <dc:date>2009-03-05T17:00:04</dc:date>
    <meta:editing-cycles>9</meta:editing-cycles>
    <meta:editing-duration>PT59M11S</meta:editing-duration>
    <meta:user-defined meta:name="Поле 1"/>
    <meta:user-defined meta:name="Поле 2"/>
    <meta:user-defined meta:name="Поле 3"/>
    <meta:user-defined meta:name="Поле 4"/>
    <meta:document-statistic meta:table-count="3" meta:cell-count="27"/>
  </office:meta>
</office:document-meta>
</file>